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6cdc1" style:font-size-asian="12pt" style:font-weight-asian="normal" style:font-size-complex="12pt" style:font-weight-complex="normal"/>
    </style:style>
    <style:style style:name="P8" style:family="paragraph" style:parent-style-name="Standard">
      <style:text-properties officeooo:paragraph-rsid="0021098b"/>
    </style:style>
    <style:style style:name="P9" style:family="paragraph" style:parent-style-name="Standard">
      <style:text-properties fo:font-weight="bold" officeooo:rsid="001fd241" officeooo:paragraph-rsid="001fd241" style:font-weight-asian="bold" style:font-weight-complex="bold"/>
    </style:style>
    <style:style style:name="P10"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8b288" officeooo:paragraph-rsid="0028b288" style:font-size-asian="12pt" style:font-weight-asian="normal" style:font-size-complex="12pt" style:font-weight-complex="normal"/>
    </style:style>
    <style:style style:name="P12" style:family="paragraph" style:parent-style-name="Standard">
      <style:text-properties style:font-name="Liberation Serif" fo:font-size="12pt" style:text-underline-style="solid" style:text-underline-width="auto" style:text-underline-color="font-color" fo:font-weight="bold" officeooo:rsid="0028b288" officeooo:paragraph-rsid="0028b288" style:font-size-asian="12pt" style:font-weight-asian="bold" style:font-size-complex="12pt" style:font-weight-complex="bold"/>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officeooo:rsid="00203552"/>
    </style:style>
    <style:style style:name="T6" style:family="text">
      <style:text-properties officeooo:rsid="0021098b"/>
    </style:style>
    <style:style style:name="T7" style:family="text">
      <style:text-properties officeooo:rsid="00211f73"/>
    </style:style>
    <style:style style:name="T8" style:family="text">
      <style:text-properties officeooo:rsid="0022b8f1"/>
    </style:style>
    <style:style style:name="T9" style:family="text">
      <style:text-properties officeooo:rsid="002304ba"/>
    </style:style>
    <style:style style:name="T10" style:family="text">
      <style:text-properties officeooo:rsid="0026cdc1"/>
    </style:style>
    <style:style style:name="T11" style:family="text">
      <style:text-properties fo:font-weight="bold" officeooo:rsid="0028b288" style:font-weight-asian="bold" style:font-weight-complex="bold"/>
    </style:style>
    <style:style style:name="T12" style:family="text">
      <style:text-properties fo:font-weight="bold" officeooo:rsid="001fd241" style:font-weight-asian="bold" style:font-weight-complex="bold"/>
    </style:style>
    <style:style style:name="T13" style:family="text">
      <style:text-properties fo:font-weight="bold" officeooo:rsid="0022b8f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oup Number: 25</text:p>
      <text:p text:style-name="P6">Student <text:span text:style-name="T10">1</text:span>: </text:p>
      <text:p text:style-name="P6">Thijs Boumans, 4214854</text:p>
      <text:p text:style-name="P7">Student <text:span text:style-name="T10">2</text:span>:</text:p>
      <text:p text:style-name="P10">Stephan Neevel, 4232623</text:p>
      <text:p text:style-name="P11"/>
      <text:p text:style-name="P12">Requirements</text:p>
      <text:p text:style-name="P10"/>
      <text:p text:style-name="P10"><text:span text:style-name="T12">Functional </text:span><text:span text:style-name="T13">requirements</text:span></text:p>
      <text:p text:style-name="P4"><text:span text:style-name="T1">-</text:span>The robot can drive around based on geometry_msgs/Twist messages published on the topic cmd_vel.</text:p>
      <text:p text:style-name="P3"/>
      <text:p text:style-name="P3">-The robot will stop when an object of <text:span text:style-name="T5">at least</text:span> <text:span text:style-name="T6">4 cm width and 3 cm height</text:span> is placed <text:span text:style-name="T5">within 20 cm in </text:span>front of it, <text:span text:style-name="T1">so it doesn't collide with it. Due to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3"/>
      <text:p text:style-name="P5">-<text:span text:style-name="T1">The robot should be able to drive at different speeds based on the geometry_msgs/Twist messages published on the topic </text:span>cmd_vel. <text:span text:style-name="T5">It should remain able to meets its other requirements.</text:span></text:p>
      <text:p text:style-name="P3"/>
      <text:p text:style-name="P3">-The robot is able to follow the line in <text:span text:style-name="T5">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
      <text:p text:style-name="P3">-The timers in the Arduino sketch are set via the AVR timing registers.</text:p>
      <text:p text:style-name="P3"/>
      <text:p text:style-name="P3">-The speed <text:span text:style-name="T6">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
      <text:p text:style-name="Standard"><text:span text:style-name="T2">-</text:span><text:span text:style-name="T3">The robot must stop when no new commands have been given to </text:span><text:span text:style-name="T4">the arduino from the laptop</text:span><text:span text:style-name="T3"> for a time </text:span><text:span text:style-name="T4">of 2 seconds. This is to avoid the robot from going rogue. </text:span></text:p>
      <text:p text:style-name="Standard"/>
      <text:p text:style-name="P8"><text:span text:style-name="T3">-The ROS line-follow node should be independent of the implementation of the robot; </text:span><text:span text:style-name="T4">it just uses the geometry_msgs/Twist messages and publishes it on the topic cmd_vel. </text:span></text:p>
      <text:p text:style-name="P2"/>
      <text:p text:style-name="P9">Non-functional</text:p>
      <text:p text:style-name="P1">-The line follow setup will consist of an android smartphone, a robot <text:span text:style-name="T9">with arduino</text:span>, and a laptop working together.</text:p>
      <text:p text:style-name="P1">-The software should be independent of laptop choice <text:span text:style-name="T9">and</text:span> android smartphone choice.</text:p>
      <text:p text:style-name="P1">-<text:span text:style-name="T7">The roundtrip delay from the smartphone, to the laptop to the arduino can be as high as 100 ms. We estimated that with a high disturbance, and a short distance of the wifi and bluetooth, this is a reasonable number.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2T14:38:22.007078698</dc:date>
    <meta:editing-duration>PT1H31M7S</meta:editing-duration>
    <meta:editing-cycles>6</meta:editing-cycles>
    <meta:generator>LibreOffice/4.2.7.2$Linux_X86_64 LibreOffice_project/420m0$Build-2</meta:generator>
    <meta:document-statistic meta:table-count="0" meta:image-count="0" meta:object-count="0" meta:page-count="1" meta:paragraph-count="20" meta:word-count="418" meta:character-count="2342" meta:non-whitespace-character-count="1935"/>
  </office:meta>
</office:document-meta>
</file>